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Text_20_body">
      <style:paragraph-properties fo:line-height="150%"/>
      <style:text-properties fo:language="en" fo:country="US"/>
    </style:style>
    <style:style style:name="P2" style:family="paragraph" style:parent-style-name="Text_20_body">
      <style:paragraph-properties fo:line-height="150%" fo:text-align="justify" style:justify-single-word="false"/>
      <style:text-properties fo:language="en" fo:country="US"/>
    </style:style>
    <style:style style:name="P3" style:family="paragraph" style:parent-style-name="Text_20_body">
      <style:paragraph-properties fo:line-height="150%"/>
    </style:style>
    <style:style style:name="P4" style:family="paragraph" style:parent-style-name="Text_20_body">
      <style:paragraph-properties fo:line-height="150%" fo:text-align="justify" style:justify-single-word="false"/>
    </style:style>
    <style:style style:name="P5" style:family="paragraph" style:parent-style-name="Heading_20_1">
      <style:paragraph-properties fo:line-height="150%"/>
      <style:text-properties fo:language="en" fo:country="US"/>
    </style:style>
    <style:style style:name="P6" style:family="paragraph" style:parent-style-name="Heading_20_2">
      <style:paragraph-properties fo:line-height="150%"/>
      <style:text-properties fo:language="en" fo:country="US"/>
    </style:style>
    <style:style style:name="P7" style:family="paragraph" style:parent-style-name="Text_20_body">
      <style:paragraph-properties fo:line-height="150%"/>
      <style:text-properties fo:language="en" fo:country="US"/>
    </style:style>
    <style:style style:name="P8" style:family="paragraph" style:parent-style-name="Text_20_body">
      <style:paragraph-properties fo:line-height="150%" fo:text-align="justify" style:justify-single-word="false"/>
      <style:text-properties fo:language="en" fo:country="US"/>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s>
      <text:h text:style-name="P5" text:outline-level="1">RuleML</text:h>
      <text:p text:style-name="P2">RuleML has been designed for the interchange of rules in an XML format that is uniform across various rule languages and platforms. It has broad coverage and is designed as an extensible family of languages instead of one single language. This makes it more easy to reuse rule base designed for one application in another application.</text:p>
      <text:p text:style-name="P2">RuleML consists of several subfamilies, languages and sublanguages. RuleML languages can be broadly divided to deliberation and reaction languages. Deliberation rule languages focus on derivation, they have Datalog RuleML as their core and add more features necessary for the specific task. Reaction rule languages focus on actions that are performed in response to events and actionable situations. Reaction RuleML subfamily addresses four types of reaction rules: production rules, event-condition-action rules, rule-based complex event processing, and knowledge representation reaction. Specific language constructs are structures as modules in the XML schema definitions. This allows easy maintainability and extensibility.</text:p>
      <text:p text:style-name="P4"><text:span text:style-name="T1"><text:s/></text:span><text:a xlink:type="simple" xlink:href="http://cs.unb.ca/~boley/papers/RuleML-Overarching.pdf">http://cs.unb.ca/~boley/papers/RuleML-Overarching.pdf</text:a><text:span text:style-name="T1">][</text:span><text:a xlink:type="simple" xlink:href="http://ruleml.org/1.0/">http://ruleml.org/1.0/</text:a><text:span text:style-name="T1">]</text:span></text:p>
      <text:h text:style-name="P6" text:outline-level="2">Example</text:h>
      <text:p text:style-name="P2"><text:sequence-ref text:reference-format="category-and-value" text:ref-name="refExample0">Example 1</text:sequence-ref> is an example of a simple Datalog RuleML ruleset. It defines a fact that a widget 1 category is “Map” and an implication that if a widget category is 1 then it is located in a slot 2.</text:p>
      <table:table table:name="Table1" table:style-name="Table1">
        <table:table-column table:style-name="Table1.A"/>
        <text:soft-page-break/>
        <table:table-row>
          <table:table-cell table:style-name="Table1.A1" office:value-type="string">
            <text:p text:style-name="Table_20_Contents"><text:reference-mark-start text:name="Example"/>&lt;RuleML xmlns="http://ruleml.org/spec"&gt;<text:reference-mark-end text:name="Example"/></text:p>
            <text:p text:style-name="Table_20_Contents"><text:tab/>&lt;Assert&gt;</text:p>
            <text:p text:style-name="Table_20_Contents"><text:tab/><text:tab/>&lt;Atom&gt;</text:p>
            <text:p text:style-name="Table_20_Contents"><text:tab/><text:tab/><text:tab/>&lt;Rel&gt;Category&lt;/Rel&gt;</text:p>
            <text:p text:style-name="Table_20_Contents"><text:tab/><text:tab/><text:tab/>&lt;slot&gt;&lt;Ind&gt;widget&lt;/Ind&gt;&lt;Ind&gt;1&lt;/Ind&gt;&lt;/slot&gt;</text:p>
            <text:p text:style-name="Table_20_Contents"><text:tab/><text:tab/><text:tab/>&lt;slot&gt;&lt;Ind&gt;category&lt;/Ind&gt;&lt;Ind&gt;Map&lt;/Ind&gt;&lt;/slot&gt;</text:p>
            <text:p text:style-name="Table_20_Contents"><text:tab/><text:tab/>&lt;/Atom&gt;</text:p>
            <text:p text:style-name="Table_20_Contents"><text:tab/><text:tab/>&lt;Implies&gt;</text:p>
            <text:p text:style-name="Table_20_Contents"><text:tab/><text:tab/><text:tab/>&lt;if&gt;</text:p>
            <text:p text:style-name="Table_20_Contents"><text:tab/><text:tab/><text:tab/><text:tab/>&lt;Atom&gt;</text:p>
            <text:p text:style-name="Table_20_Contents"><text:tab/><text:tab/><text:tab/><text:tab/><text:tab/>&lt;Rel&gt;Category&lt;/Rel&gt;</text:p>
            <text:p text:style-name="Table_20_Contents"><text:tab/><text:tab/><text:tab/><text:tab/><text:tab/>&lt;slot&gt;&lt;Ind&gt;widget&lt;/Ind&gt;&lt;Var&gt;widget&lt;/Var&gt;&lt;/slot&gt;</text:p>
            <text:p text:style-name="Table_20_Contents"><text:tab/><text:tab/><text:tab/><text:tab/><text:tab/>&lt;slot&gt;&lt;Ind&gt;category&lt;/Ind&gt;&lt;Ind&gt;Map&lt;/Ind&gt;&lt;/slot&gt;</text:p>
            <text:p text:style-name="Table_20_Contents"><text:tab/><text:tab/><text:tab/><text:tab/>&lt;/Atom&gt;</text:p>
            <text:p text:style-name="Table_20_Contents"><text:tab/><text:tab/><text:tab/>&lt;/if&gt;</text:p>
            <text:p text:style-name="Table_20_Contents"><text:tab/><text:tab/><text:tab/>&lt;then&gt;</text:p>
            <text:p text:style-name="Table_20_Contents"><text:tab/><text:tab/><text:tab/><text:tab/>&lt;Atom&gt;</text:p>
            <text:p text:style-name="Table_20_Contents"><text:tab/><text:tab/><text:tab/><text:tab/><text:tab/>&lt;Rel&gt;Location&lt;/Rel&gt;</text:p>
            <text:p text:style-name="Table_20_Contents"><text:tab/><text:tab/><text:tab/><text:tab/><text:tab/>&lt;slot&gt;&lt;Ind&gt;widget&lt;/Ind&gt;&lt;Var&gt;widget&lt;/Var&gt;&lt;/slot&gt;</text:p>
            <text:p text:style-name="Table_20_Contents"><text:tab/><text:tab/><text:tab/><text:tab/><text:tab/>&lt;slot&gt;&lt;Ind&gt;placeholder&lt;/Ind&gt;&lt;Ind&gt;2&lt;/Ind&gt;&lt;/slot&gt;</text:p>
            <text:p text:style-name="Table_20_Contents"><text:tab/><text:tab/><text:tab/><text:tab/>&lt;/Atom&gt;</text:p>
            <text:p text:style-name="Table_20_Contents"><text:tab/><text:tab/><text:tab/>&lt;/then&gt;</text:p>
            <text:p text:style-name="Table_20_Contents"><text:tab/><text:tab/>&lt;/Implies&gt;</text:p>
            <text:p text:style-name="Table_20_Contents"><text:tab/>&lt;Assert&gt;</text:p>
            <text:p text:style-name="Table_20_Contents">&lt;/RuleML&gt;</text:p>
          </table:table-cell>
        </table:table-row>
      </table:table>
      <text:p text:style-name="Example">Example <text:sequence text:ref-name="refExample0" text:name="Example" text:formula="ooow:Example+1" style:num-format="1">1</text:sequence>: RuleML fact and implication</text:p>
      <text:p text:style-name="P1"/>
      <text:h text:style-name="P6" text:outline-level="2">Description of standard</text:h>
      <text:p text:style-name="P1">The following is description of Datalog RuleML language syntax.</text:p>
      <text:p text:style-name="P2">Root element of RuleML document is <text:span text:style-name="T2">&lt;RuleML&gt;</text:span>. It defines RuleML namespace and schema location. It can have <text:span text:style-name="T2">&lt;Assert&gt;</text:span>, <text:span text:style-name="T2">&lt;Query&gt;</text:span> or <text:span text:style-name="T2">&lt;Retract&gt;</text:span> elements as it's children. Element &lt;Assert&gt; implies that it's content is asserted, i.e., knowledge is added. Element &lt;Query&gt; implies that it's content is queries. Element <text:span text:style-name="T2">&lt;Retract&gt;</text:span> means that it's content is retracted ,i.e., knowledge is removed.</text:p>
      <text:p text:style-name="P2">Facts are described using <text:span text:style-name="T2">&lt;Atom&gt;</text:span> element. Fact has <text:span text:style-name="T2">&lt;Rel&gt;</text:span> , relation constant, child element that defines the relation. It can also contain several <text:span text:style-name="T2">&lt;Ind&gt;</text:span>, individual constant, and <text:span text:style-name="T2">&lt;Data&gt;</text:span>, data constant, elements for defining relation arguments.</text:p>
      <text:p text:style-name="P2">Implication rules are described using <text:span text:style-name="T2">&lt;Implies&gt;</text:span> element. It has 2 child elements: <text:span text:style-name="T2">&lt;if&gt;</text:span>, that defines the premise or condition that must evaluate to true, and <text:span text:style-name="T2">&lt;then&gt;</text:span>, that defines the conclusion or consequent of the rule. These elements can either have an <text:span text:style-name="T2">&lt;Atom&gt;</text:span> or an <text:span text:style-name="T2">&lt;And&gt;</text:span> and serveral <text:span text:style-name="T2">&lt;Atom&gt;</text:span> elements as child elements of this <text:span text:style-name="T2">&lt;And&gt;</text:span>. Element <text:span text:style-name="T2">&lt;And&gt;</text:span> evaluates to true if all of it's <text:soft-page-break/>elements evaluate to true or if it has no children. Similarly to facts, <text:span text:style-name="T2">&lt;Atom&gt;</text:span> elements in implications can contain constants and data, but they can also contain <text:span text:style-name="T2">&lt;Var&gt;</text:span> logical variable elements.</text:p>
      <text:p text:style-name="P2">Relation elements, <text:span text:style-name="T2">&lt;Rel&gt;</text:span><text:span text:style-name="T3">,</text:span> and constant elements, <text:span text:style-name="T2">&lt;Ind&gt;</text:span><text:span text:style-name="T3">,</text:span> can have <text:span text:style-name="T2">iri</text:span> attribute which defines internationalized resource identifier or web label. This allows using unified global vocabulary, such as schema.org.</text:p>
      <text:p text:style-name="P2">In object oriented RuleML <text:span text:style-name="T2">&lt;slot&gt;</text:span> elements can be used to create keyword-value pairs inside atoms. This way the order of constants and variables in a relation is not important, constants and variables are matched based on keyword. Keyword is the first child of <text:span text:style-name="T2">&lt;slot&gt;</text:span> and value is the second child.</text:p>
      <text:p text:style-name="P3"><text:span text:style-name="T1">[</text:span><text:a xlink:type="simple" xlink:href="http://ruleml.org/1.0/doc/">http://ruleml.org/1.0/doc/</text:a>]</text:p>
      <text:h text:style-name="P6" text:outline-level="2">Shortcomings</text:h>
      <text:p text:style-name="P4"><text:span text:style-name="T1">There are currently no complete open source RuleML evaluator engines. RuleML covers very large range of languages which makes creating a complete engine very difficult and time consuming. For example OO jDREW has implemented Naf Hornlog RuleML, but is completely missing reaction languages and also several deliberation languages, like First Order Logic [</text:span><text:a xlink:type="simple" xlink:href="http://www.jdrew.org/oojdrew/">http://www.jdrew.org/oojdrew/</text:a> <text:span text:style-name="T1">]. This means that rules written for one rule engine might not work with another engine without modifications, even though both engines are evaluate Rule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xampl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8:42:11.30</meta:creation-date>
    <dc:date>2012-09-17T21:42:09.03</dc:date>
    <meta:editing-duration>P2DT18H25M18S</meta:editing-duration>
    <meta:editing-cycles>111</meta:editing-cycles>
    <meta:generator>LibreOffice/3.6$Windows_x86 LibreOffice_project/e29a214-2bbed72-0621de6-a97528c-8f066d</meta:generator>
    <meta:document-statistic meta:table-count="1" meta:image-count="0" meta:object-count="0" meta:page-count="3" meta:paragraph-count="42" meta:word-count="584" meta:character-count="4313" meta:non-whitespace-character-count="3693"/>
  </office:meta>
</office:document-meta>
</file>